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Normal" style:family="paragraph">
      <style:text-properties fo:font-size="12pt" style:font-size-asian="12pt" style:font-size-complex="12pt" fo:language="en" fo:country="US"/>
    </style:style>
    <style:style style:name="P18" style:parent-style-name="Normal" style:family="paragraph">
      <style:text-properties fo:font-size="12pt" style:font-size-asian="12pt" style:font-size-complex="12pt" fo:language="en" fo:country="US"/>
    </style:style>
    <style:style style:name="P19" style:parent-style-name="Normal" style:family="paragraph">
      <style:text-properties fo:font-size="12pt" style:font-size-asian="12pt" style:font-size-complex="12pt" fo:language="en" fo:country="US"/>
    </style:style>
    <style:style style:name="P20" style:parent-style-name="Normal" style:family="paragraph">
      <style:text-properties fo:font-size="12pt" style:font-size-asian="12pt" style:font-size-complex="12pt" fo:language="en" fo:country="US"/>
    </style:style>
    <style:style style:name="P21" style:parent-style-name="Normal" style:family="paragraph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font-size="12pt" style:font-size-asian="12pt" style:font-size-complex="12pt" fo:language="en" fo:country="US"/>
    </style:style>
    <style:style style:name="P23" style:parent-style-name="Normal" style:family="paragraph">
      <style:text-properties fo:font-size="12pt" style:font-size-asian="12pt" style:font-size-complex="12pt" fo:language="en" fo:country="US"/>
    </style:style>
    <style:style style:name="P24" style:parent-style-name="Normal" style:family="paragraph">
      <style:text-properties fo:font-size="12pt" style:font-size-asian="12pt" style:font-size-complex="12pt" fo:language="en" fo:country="U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weight="bold" style:font-weight-asian="bold"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 fo:language="en" fo:country="US"/>
    </style:style>
    <style:style style:name="P35" style:parent-style-name="Normal" style:family="paragraph">
      <style:text-properties fo:font-size="12pt" style:font-size-asian="12pt" style:font-size-complex="12pt" fo:language="en" fo:country="US"/>
    </style:style>
    <style:style style:name="P36" style:parent-style-name="Normal" style:family="paragraph">
      <style:text-properties fo:font-size="12pt" style:font-size-asian="12pt" style:font-size-complex="12pt" fo:language="en" fo:country="US"/>
    </style:style>
    <style:style style:name="P37" style:parent-style-name="Normal" style:family="paragraph">
      <style:text-properties fo:font-weight="bold" style:font-weight-asian="bold"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Hermitant Alexandre, Vivien Pradelles</text:p>
      <text:p text:style-name="P2"/>
      <text:p text:style-name="P3"/>
      <text:p text:style-name="P4">TP#1 Sécurité Informatique</text:p>
      <text:p text:style-name="P5"/>
      <text:p text:style-name="P6">Q1 :<text:s/></text:p>
      <text:p text:style-name="P7">Le mot de passe trouvé à la question<text:s/>est :</text:p>
      <text:p text:style-name="P8">PENDANTCETTETRAVERSEEILNESEPRODUISITAUCUNINCIDENTNAUTIQUE</text:p>
      <text:p text:style-name="P9"/>
      <text:p text:style-name="P10">Il a été trouvé avec un décalage dans l'alphabet de + 7 lettres (a-&gt;b).</text:p>
      <text:p text:style-name="P11"/>
      <text:p text:style-name="Normal"><text:span text:style-name="T12">Q2_1</text:span><text:span text:style-name="T13"><text:s/>:</text:span></text:p>
      <text:p text:style-name="P14"><text:s/>Les différents mots<text:s/>de passe trouver avec le dictionnaire<text:s/>sont :</text:p>
      <text:p text:style-name="P15">password: fourgues <text:s text:c="6"/>hash: 6240b6d7a68a59e36e1e2c91b660c9f5</text:p>
      <text:p text:style-name="P16">password: silphe <text:s text:c="8"/>hash: a61c99808d30705bd356379894cfe6f6</text:p>
      <text:p text:style-name="P17">password: decerna <text:s text:c="7"/>hash: 87c66f9f0135c6a484a8054aab920ac0</text:p>
      <text:p text:style-name="P18">password: deramer <text:s text:c="7"/>hash: d1f93715bc2a5564b25bc9f75acac6c8</text:p>
      <text:p text:style-name="P19">password: badianes <text:s text:c="6"/>hash: 7b7983ce4611bb4605a5288eb606e68f</text:p>
      <text:p text:style-name="P20">password: inferat <text:s text:c="7"/>hash: 604e54e4ac2aaead28f905d5b7d14963</text:p>
      <text:p text:style-name="P21">password: aplanit <text:s text:c="7"/>hash: 548f4a1f9ab1a7d0cb3c23e90ca4d10b</text:p>
      <text:p text:style-name="P22">password: flecha <text:s text:c="8"/>hash: e7a315d7aa854d3700c43237d9ad30a1</text:p>
      <text:p text:style-name="P23">password: descends <text:s text:c="6"/>hash: e9fd61c3161a390a0db3b45b3a992bee</text:p>
      <text:p text:style-name="P24">password: acrete <text:s text:c="8"/>hash: b1a1d30181ee638db9a128325c495c6d</text:p>
      <text:p text:style-name="P25"/>
      <text:p text:style-name="P26">Il reste donc 5 hash.</text:p>
      <text:p text:style-name="P27"/>
      <text:p text:style-name="P28"/>
      <text:p text:style-name="P29"/>
      <text:soft-page-break/>
      <text:p text:style-name="P30">Q2_2 :</text:p>
      <text:p text:style-name="Normal"><text:span text:style-name="T31">P</text:span><text:span text:style-name="T32">our cet question le mot de passe suivant a été trouver avec une taille de 5</text:span></text:p>
      <text:p text:style-name="P33"/>
      <text:p text:style-name="P34">password: m@l@d <text:s text:c="7"/>hash: eeb7a3effbc7883db281a859bfa8b8f9</text:p>
      <text:p text:style-name="P35"/>
      <text:p text:style-name="P36"/>
      <text:p text:style-name="P37">Q3 :</text:p>
      <text:p text:style-name="P38">Le choix d'un mot de passe doit se faire de<text:s/>façon réfléchie et pertinente.</text:p>
      <text:p text:style-name="P39">Générer un mot de passe aléatoire permet d'éviter qu’un décryptage avec dictionnaire le<text:s/>trouve facilement, pour l'attaque par énumérations on voit que le temps de recherche supplémentaire pour un caractère est exponentiel.</text:p>
      <text:p text:style-name="P40">Il faut choisir son mot de passe avec taille suffisamment grande minimum 8 caractères pour décourager le décryptage de celui-ci en fonction de la donnée a sécurisé.</text:p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hermitant</meta:initial-creator>
    <dc:creator>alexandre hermitant</dc:creator>
    <meta:creation-date>2017-02-23T04:22:00Z</meta:creation-date>
    <dc:date>2017-02-23T04:27:00Z</dc:date>
    <meta:template xlink:href="Normal" xlink:type="simple"/>
    <meta:editing-cycles>4</meta:editing-cycles>
    <meta:editing-duration>PT300S</meta:editing-duration>
    <meta:document-statistic meta:page-count="2" meta:paragraph-count="3" meta:word-count="247" meta:character-count="1604" meta:row-count="11" meta:non-whitespace-character-count="1360"/>
  </office:meta>
</office:document-meta>
</file>